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4.19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font-size="400p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font-size="425pt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style:paragraph-properties fo:text-align="center"/>
      <style:text-properties fo:font-size="425pt" style:font-size-asian="450pt" style:font-size-complex="450pt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fo:color="#8d281e"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-0.657cm" svg:y="-0.5cm">
          <draw:text-box>
            <text:p text:style-name="P4"><text:span text:style-name="T2">1</text:span></text:p>
          </draw:text-box>
        </draw:frame>
        <draw:frame draw:style-name="gr3" draw:text-style-name="P7" draw:layer="layout" svg:width="6.966cm" svg:height="14.09cm" svg:x="5.126cm" svg:y="-0.6cm">
          <draw:text-box>
            <text:p text:style-name="P6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2M27S</meta:editing-duration>
    <meta:editing-cycles>22</meta:editing-cycles>
    <meta:generator>LibreOffice/6.1.5.2$Linux_X86_64 LibreOffice_project/10$Build-2</meta:generator>
    <dc:date>2022-01-16T22:07:32.563913063</dc:date>
    <meta:document-statistic meta:object-count="4"/>
  </office:meta>
</office:document-meta>
</file>